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660e" officeooo:paragraph-rsid="0016660e" style:font-weight-asian="bold" style:font-weight-complex="bold"/>
    </style:style>
    <style:style style:name="P2" style:family="paragraph" style:parent-style-name="Standard">
      <style:text-properties fo:font-weight="normal" officeooo:rsid="00149354" officeooo:paragraph-rsid="00149354" style:font-weight-asian="normal" style:font-weight-complex="normal"/>
    </style:style>
    <style:style style:name="P3" style:family="paragraph" style:parent-style-name="Standard">
      <style:text-properties fo:font-weight="normal" officeooo:rsid="00149354" officeooo:paragraph-rsid="0016631a" style:font-weight-asian="normal" style:font-weight-complex="normal"/>
    </style:style>
    <style:style style:name="P4" style:family="paragraph" style:parent-style-name="Standard">
      <style:text-properties fo:font-size="14pt" fo:font-weight="bold" officeooo:rsid="00149354" officeooo:paragraph-rsid="00149354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16660e" officeooo:paragraph-rsid="0016660e" style:font-weight-asian="normal" style:font-weight-complex="normal"/>
    </style:style>
    <style:style style:name="P6" style:family="paragraph" style:parent-style-name="Standard">
      <style:text-properties fo:font-weight="normal" officeooo:rsid="00149354" officeooo:paragraph-rsid="00149354" style:font-weight-asian="normal" style:font-weight-complex="normal"/>
    </style:style>
    <style:style style:name="P7" style:family="paragraph" style:parent-style-name="Standard">
      <style:text-properties fo:font-weight="normal" officeooo:rsid="00149354" officeooo:paragraph-rsid="0016b358" style:font-weight-asian="normal" style:font-weight-complex="normal"/>
    </style:style>
    <style:style style:name="T1" style:family="text">
      <style:text-properties officeooo:rsid="00159a65"/>
    </style:style>
    <style:style style:name="T2" style:family="text">
      <style:text-properties officeooo:rsid="00165722"/>
    </style:style>
    <style:style style:name="T3" style:family="text">
      <style:text-properties officeooo:rsid="0016631a"/>
    </style:style>
    <style:style style:name="T4" style:family="text">
      <style:text-properties officeooo:rsid="0016b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</text:p>
      <text:p text:style-name="P5">Eliton Traverssini</text:p>
      <text:p text:style-name="P5">Ivair Puerari</text:p>
      <text:p text:style-name="P5">João Carlos Becker</text:p>
      <text:p text:style-name="P5">Marco Aurélio Alves Puton</text:p>
      <text:p text:style-name="P4"/>
      <text:p text:style-name="P4">Sprint Zero</text:p>
      <text:p text:style-name="P4"/>
      <text:p text:style-name="P2">- Definição de plataformas de desenvolvimento:</text:p>
      <text:p text:style-name="P2"><text:tab/>Web: Chrome e Firefox.</text:p>
      <text:p text:style-name="P2"/>
      <text:p text:style-name="P2">- Definição das ferramentas a serem utilizadas:</text:p>
      <text:p text:style-name="P2"><text:tab/>Plone: Framework de gerenciamento de conteúdo.</text:p>
      <text:p text:style-name="P3"><text:tab/><text:span text:style-name="T3">Bootstrap: Framework para desenvolvimento responsivo</text:span></text:p>
      <text:p text:style-name="P3"><text:tab/>Zope: Servidor de aplicações.</text:p>
      <text:p text:style-name="P2"><text:tab/>ZODB: Banco de dados orientado a objeto.</text:p>
      <text:p text:style-name="P2"><text:tab/>Trello: quadro Kanban.</text:p>
      <text:p text:style-name="P2"/>
      <text:p text:style-name="P2">- Definição de ambientes de gerência de configuração.</text:p>
      <text:p text:style-name="P2"><text:tab/>GitHub: Ferramenta de controle de versão.</text:p>
      <text:p text:style-name="P2"/>
      <text:p text:style-name="P2">- <text:s/>Definição de padrões ou alternativas para atender aos requisitos não funcionais intrínsecos ao projeto.</text:p>
      <text:p text:style-name="P2"><text:tab/><text:span text:style-name="T1">Segurança: Utilização de hash para criptografia de senhas</text:span></text:p>
      <text:p text:style-name="P2"><text:tab/><text:span text:style-name="T2">Responsivo: uso de Bootstrap</text:span></text:p>
      <text:p text:style-name="P2"/>
      <text:p text:style-name="P7"><text:span text:style-name="T4">Download das ferramentas:</text:span></text:p>
      <text:p text:style-name="P7"><text:tab/><text:span text:style-name="T4">A instalação do Plone 5 já vem com as outras ferramentas definidas.</text:span></text:p>
      <text:p text:style-name="P7"><text:tab/><text:span text:style-name="T4">https://plone.org/download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8:18:16.589014736</meta:creation-date>
    <dc:date>2016-08-17T09:24:38.302777698</dc:date>
    <meta:editing-duration>PT18M51S</meta:editing-duration>
    <meta:editing-cycles>8</meta:editing-cycles>
    <meta:generator>LibreOffice/4.4.6.3$Linux_X86_64 LibreOffice_project/40m0$Build-3</meta:generator>
    <meta:document-statistic meta:table-count="0" meta:image-count="0" meta:object-count="0" meta:page-count="1" meta:paragraph-count="22" meta:word-count="113" meta:character-count="812" meta:non-whitespace-character-count="707"/>
  </office:meta>
</office:document-meta>
</file>